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svg:stroke-width="0cm" draw:marker-start-width="0.155cm" draw:marker-end-width="0.155cm" draw:fill="solid" draw:fill-color="#ffffff" draw:textarea-horizontal-align="center" draw:textarea-vertical-align="middle" fo:padding-top="0cm" fo:padding-bottom="0cm" fo:padding-left="0cm" fo:padding-right="0cm"/>
    </style:style>
    <style:style style:name="gr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cm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cm" svg:stroke-color="#ffffff" draw:marker-start="" draw:marker-start-width="0.361cm" draw:marker-start-center="false" draw:marker-end="" draw:marker-end-width="0.361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Raavi" style:font-family-generic-complex="system" style:font-pitch-complex="variable" style:font-size-complex="18pt" style:language-complex="pa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518cm" svg:y1="1.3cm" svg:x2="1.28cm" svg:y2="1.299cm">
          <text:p/>
        </draw:line>
        <draw:line draw:style-name="gr1" draw:text-style-name="P1" draw:layer="layout" svg:x1="0.518cm" svg:y1="4.307cm" svg:x2="6.878cm" svg:y2="4.307cm">
          <text:p/>
        </draw:line>
        <draw:frame draw:style-name="gr2" draw:layer="layout" svg:width="0.656cm" svg:height="0.673cm" svg:x="0.335cm" svg:y="2.53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rect draw:style-name="gr3" draw:text-style-name="P2" draw:layer="layout" svg:width="1.509cm" svg:height="0.479cm" svg:x="1.274cm" svg:y="1.056cm">
          <text:p/>
        </draw:rect>
        <draw:g>
          <draw:circle draw:style-name="gr4" draw:text-style-name="P3" draw:layer="layout" svg:width="-0.301cm" svg:height="-0.302cm" svg:x="4.049cm" svg:y="1.457cm" draw:kind="arc" draw:start-angle="178.71" draw:end-angle="0.34">
            <text:p/>
          </draw:circle>
          <draw:circle draw:style-name="gr5" draw:text-style-name="P3" draw:layer="layout" svg:width="-0.302cm" svg:height="-0.302cm" svg:x="4.348cm" svg:y="1.454cm" draw:kind="arc" draw:start-angle="178.71" draw:end-angle="0.34">
            <text:p/>
          </draw:circle>
          <draw:circle draw:style-name="gr6" draw:text-style-name="P3" draw:layer="layout" svg:width="-0.301cm" svg:height="-0.302cm" svg:x="4.648cm" svg:y="1.457cm" draw:kind="arc" draw:start-angle="178.71" draw:end-angle="0.34">
            <text:p/>
          </draw:circle>
          <draw:circle draw:style-name="gr7" draw:text-style-name="P3" draw:layer="layout" svg:width="-0.302cm" svg:height="-0.302cm" svg:x="3.75cm" svg:y="1.454cm" draw:kind="arc" draw:start-angle="178.71" draw:end-angle="0.34">
            <text:p/>
          </draw:circle>
          <draw:circle draw:style-name="gr8" draw:text-style-name="P3" draw:layer="layout" svg:width="-0.302cm" svg:height="-0.302cm" svg:x="3.451cm" svg:y="1.454cm" draw:kind="arc" draw:start-angle="178.71" draw:end-angle="0.34">
            <text:p/>
          </draw:circle>
          <draw:line draw:style-name="gr9" draw:text-style-name="P3" draw:layer="layout" svg:x1="4.65cm" svg:y1="1.325cm" svg:x2="3.154cm" svg:y2="1.325cm">
            <text:p/>
          </draw:line>
        </draw:g>
        <draw:line draw:style-name="gr1" draw:text-style-name="P1" draw:layer="layout" svg:x1="2.783cm" svg:y1="1.3cm" svg:x2="3.159cm" svg:y2="1.3cm">
          <text:p/>
        </draw:line>
        <draw:line draw:style-name="gr1" draw:text-style-name="P1" draw:layer="layout" svg:x1="4.641cm" svg:y1="1.31cm" svg:x2="6.817cm" svg:y2="1.32cm">
          <text:p/>
        </draw:line>
        <draw:frame draw:style-name="gr2" draw:layer="layout" svg:width="0.665cm" svg:height="0.578cm" svg:x="6.253cm" svg:y="2.589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2.186cm" svg:height="0.589cm" svg:x="1.819cm" svg:y="2.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2.441cm" svg:height="0.589cm" svg:x="1.737cm" svg:y="3.14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534cm" svg:height="0.466cm" svg:x="0.372cm" svg:y="1.9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534cm" svg:height="0.466cm" svg:x="6.334cm" svg:y="1.98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534cm" svg:height="0.466cm" svg:x="0.341cm" svg:y="3.2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534cm" svg:height="0.466cm" svg:x="6.318cm" svg:y="3.2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611cm" svg:height="0.529cm" svg:x="1.788cm" svg:y="1.56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859cm" svg:height="0.529cm" svg:x="3.535cm" svg:y="1.57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rect draw:style-name="gr3" draw:text-style-name="P2" draw:layer="layout" svg:width="0.585cm" svg:height="1.475cm" svg:x="4.262cm" svg:y="2.476cm">
          <text:p/>
        </draw:rect>
        <draw:g>
          <draw:circle draw:style-name="gr10" draw:text-style-name="P3" draw:layer="layout" svg:width="0.301cm" svg:height="0.302cm" draw:transform="rotate (-1.57079632679579) translate (5.66cm 3.069cm)" draw:kind="arc" draw:start-angle="178.71" draw:end-angle="0.34">
            <text:p/>
          </draw:circle>
          <draw:circle draw:style-name="gr11" draw:text-style-name="P3" draw:layer="layout" svg:width="0.302cm" svg:height="0.302cm" draw:transform="rotate (-1.57079632679579) translate (5.657cm 2.77cm)" draw:kind="arc" draw:start-angle="178.71" draw:end-angle="0.34">
            <text:p/>
          </draw:circle>
          <draw:circle draw:style-name="gr12" draw:text-style-name="P3" draw:layer="layout" svg:width="0.301cm" svg:height="0.302cm" draw:transform="rotate (-1.57079632679579) translate (5.66cm 2.47cm)" draw:kind="arc" draw:start-angle="178.71" draw:end-angle="0.34">
            <text:p/>
          </draw:circle>
          <draw:circle draw:style-name="gr13" draw:text-style-name="P3" draw:layer="layout" svg:width="0.302cm" svg:height="0.302cm" draw:transform="rotate (-1.57079632679579) translate (5.657cm 3.368cm)" draw:kind="arc" draw:start-angle="178.71" draw:end-angle="0.34">
            <text:p/>
          </draw:circle>
          <draw:circle draw:style-name="gr14" draw:text-style-name="P3" draw:layer="layout" svg:width="0.302cm" svg:height="0.302cm" draw:transform="rotate (-1.57079632679579) translate (5.657cm 3.667cm)" draw:kind="arc" draw:start-angle="178.71" draw:end-angle="0.34">
            <text:p/>
          </draw:circle>
          <draw:line draw:style-name="gr15" draw:text-style-name="P3" draw:layer="layout" svg:x1="5.528cm" svg:y1="2.468cm" svg:x2="5.528cm" svg:y2="3.964cm">
            <text:p/>
          </draw:line>
        </draw:g>
        <draw:line draw:style-name="gr1" draw:text-style-name="P1" draw:layer="layout" svg:x1="4.543cm" svg:y1="3.952cm" svg:x2="4.543cm" svg:y2="4.318cm">
          <text:p/>
        </draw:line>
        <draw:line draw:style-name="gr1" draw:text-style-name="P1" draw:layer="layout" svg:x1="5.508cm" svg:y1="3.962cm" svg:x2="5.508cm" svg:y2="4.318cm">
          <text:p/>
        </draw:line>
        <draw:line draw:style-name="gr1" draw:text-style-name="P1" draw:layer="layout" svg:x1="5.508cm" svg:y1="2.478cm" svg:x2="5.508cm" svg:y2="2.113cm">
          <text:p/>
        </draw:line>
        <draw:line draw:style-name="gr1" draw:text-style-name="P1" draw:layer="layout" svg:x1="4.543cm" svg:y1="2.479cm" svg:x2="4.543cm" svg:y2="2.113cm">
          <text:p/>
        </draw:line>
        <draw:line draw:style-name="gr1" draw:text-style-name="P1" draw:layer="layout" svg:x1="4.543cm" svg:y1="2.113cm" svg:x2="5.508cm" svg:y2="2.113cm">
          <text:p/>
        </draw:line>
        <draw:line draw:style-name="gr1" draw:text-style-name="P1" draw:layer="layout" svg:x1="4.96cm" svg:y1="2.113cm" svg:x2="4.96cm" svg:y2="1.311cm">
          <text:p/>
        </draw:line>
        <draw:frame draw:style-name="gr2" draw:layer="layout" svg:width="0.616cm" svg:height="0.588cm" svg:x="4.252cm" svg:y="4.34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1.051cm" svg:height="0.588cm" svg:x="5.054cm" svg:y="4.347cm">
          <draw:object xlink:href="./Object 17" xlink:type="simple" xlink:show="embed" xlink:actuate="onLoad"/>
          <draw:image xlink:href="./ObjectReplacements/Object 1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.62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n>2</math:mn>
      </math:msub>
      <math:mo math:stretchy="false">ˆ</math:mo>
    </math:mover>
    <math:annotation math:encoding="StarMath 5.0">hat V_2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b>
      <math:mi>R</math:mi>
      <math:mi>s</math:mi>
    </math:msub>
    <math:annotation math:encoding="StarMath 5.0">R_s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i math:fontstyle="italic">jX</math:mi>
      <math:mi>s</math:mi>
    </math:msub>
    <math:annotation math:encoding="StarMath 5.0">jX_s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bsup>
      <math:mi>R</math:mi>
      <math:mi>c</math:mi>
      <math:mi>'</math:mi>
    </math:msubsup>
    <math:annotation math:encoding="StarMath 5.0">R^{'}_c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i>j</math:mi>
      <math:msubsup>
        <math:mi>X</math:mi>
        <math:mi>m</math:mi>
        <math:mi>'</math:mi>
      </math:msubsup>
    </math:mrow>
    <math:annotation math:encoding="StarMath 5.0">j X^{'}_m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s</math:mi>
      </math:msub>
      <math:mo math:stretchy="false">=</math:mo>
      <math:mrow>
        <math:msubsup>
          <math:mi>R</math:mi>
          <math:mn>1</math:mn>
          <math:mi>'</math:mi>
        </math:msubsup>
        <math:mo math:stretchy="false">+</math:mo>
        <math:msub>
          <math:mi>R</math:mi>
          <math:mn>2</math:mn>
        </math:msub>
      </math:mrow>
    </math:mrow>
    <math:annotation math:encoding="StarMath 5.0">R_s=R^{'}_1+R_2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i>s</math:mi>
      </math:msub>
      <math:mo math:stretchy="false">=</math:mo>
      <math:mrow>
        <math:msubsup>
          <math:mi>X</math:mi>
          <math:mn>1</math:mn>
          <math:mi>'</math:mi>
        </math:msubsup>
        <math:mo math:stretchy="false">+</math:mo>
        <math:msub>
          <math:mi>X</math:mi>
          <math:mn>2</math:mn>
        </math:msub>
      </math:mrow>
    </math:mrow>
    <math:annotation math:encoding="StarMath 5.0">X_s = X^{'}_1 + X_2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sup>
        <math:mi>V</math:mi>
        <math:mn>1</math:mn>
        <math:mi>'</math:mi>
      </math:msubsup>
      <math:mo math:stretchy="false">ˆ</math:mo>
    </math:mover>
    <math:annotation math:encoding="StarMath 5.0">hat V^{'}_1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+</math:mo>
      <math:mrow/>
    </math:mrow>
    <math:annotation math:encoding="StarMath 5.0">+{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row/>
    </math:mrow>
    <math:annotation math:encoding="StarMath 5.0">-{}</math:annotation>
  </math:semantics>
</math:math>
</file>